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+n</text:p>
          </table:table-cell>
          <table:table-cell table:style-name="ce1"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:Sheet1.B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4:42:32.699013198</meta:creation-date>
    <dc:date>2023-02-06T15:37:26.841616716</dc:date>
    <meta:editing-duration>PT42M12S</meta:editing-duration>
    <meta:editing-cycles>4</meta:editing-cycles>
    <meta:generator>LibreOffice/7.3.7.2$Linux_X86_64 LibreOffice_project/30$Build-2</meta:generator>
    <meta:document-statistic meta:table-count="1" meta:cell-count="24" meta:object-count="0"/>
  </office:meta>
</office:document-meta>
</file>